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Georgia" svg:font-family="Georgia" style:font-family-generic="roman" style:font-pitch="variable" svg:panose-1="2 4 5 2 5 4 5 2 3 3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Georgia" fo:font-weight="bold" style:font-weight-asian="bold" style:font-weight-complex="bold"/>
    </style:style>
    <style:style style:name="P2" style:parent-style-name="Normal" style:family="paragraph">
      <style:text-properties style:font-name="Georgia" fo:font-size="11pt" style:font-size-asian="11pt" style:font-size-complex="11pt"/>
    </style:style>
    <style:style style:name="P3" style:parent-style-name="Normal" style:family="paragraph">
      <style:text-properties style:font-name="Georgia" fo:font-size="11pt" style:font-size-asian="11pt" style:font-size-complex="11pt"/>
    </style:style>
    <style:style style:name="T4" style:parent-style-name="Policepardéfaut" style:family="text">
      <style:text-properties style:font-name="Georgia" fo:font-size="11pt" style:font-size-asian="11pt" style:font-size-complex="11pt"/>
    </style:style>
    <style:style style:name="T5" style:parent-style-name="Policepardéfaut" style:family="text">
      <style:text-properties fo:font-size="11pt" style:font-size-asian="11pt" style:font-size-complex="11pt"/>
    </style:style>
    <style:style style:name="T6" style:parent-style-name="Policepardéfaut" style:family="text">
      <style:text-properties fo:font-size="11pt" style:font-size-asian="11pt" style:font-size-complex="11pt"/>
    </style:style>
    <style:style style:name="T7" style:parent-style-name="Policepardéfaut" style:family="text">
      <style:text-properties fo:font-size="11pt" style:font-size-asian="11pt" style:font-size-complex="11pt"/>
    </style:style>
    <style:style style:name="T8" style:parent-style-name="Policepardéfau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Protection des données<text:s/></text:p>
      <text:p text:style-name="P2">04/10/58 – cinquième République Française.</text:p>
      <text:p text:style-name="P3">La constitution est la norme suprême c’est- a -dire la plus haute. Elle est supérieure à toutes les autres normes juridiques y compris les traites internationales.</text:p>
      <text:p text:style-name="Normal"><text:span text:style-name="T4">Elle ne peut être modifie que par le peuple, par le referendum on indirectement par Congrès.</text:span><text:span text:style-name="T5"><text:s/></text:span></text:p>
      <text:p text:style-name="Normal"><text:span text:style-name="T6">Promulgation : est la signature du président de<text:s/></text:span><text:span text:style-name="T7">la République</text:span><text:span text:style-name="T8"><text:s/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orestin Borel WAMBA ZEBAZE</meta:initial-creator>
    <dc:creator>WAMBA ZEBAZE Forestin Borel</dc:creator>
    <meta:creation-date>2024-02-27T13:17:00Z</meta:creation-date>
    <dc:date>2024-02-28T11:11:00Z</dc:date>
    <meta:template xlink:href="Normal" xlink:type="simple"/>
    <meta:editing-cycles>1</meta:editing-cycles>
    <meta:editing-duration>PT3660S</meta:editing-duration>
    <meta:user-defined meta:name="GrammarlyDocumentId">bb9a387c-efbb-4872-8bb1-ca69d077bc3e</meta:user-defined>
    <meta:document-statistic meta:page-count="1" meta:paragraph-count="5" meta:word-count="60" meta:character-count="384" meta:row-count="6" meta:non-whitespace-character-count="329"/>
  </office:meta>
</office:document-meta>
</file>